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087d37" officeooo:paragraph-rsid="010984b3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T1" style:family="text">
      <style:text-properties officeooo:rsid="0104fbef"/>
    </style:style>
    <style:style style:name="T2" style:family="text">
      <style:text-properties officeooo:rsid="010984b3"/>
    </style:style>
    <style:style style:name="T3" style:family="text">
      <style:text-properties fo:font-weight="bold" officeooo:rsid="010984b3" style:font-weight-asian="bold" style:font-weight-complex="bold"/>
    </style:style>
    <style:style style:name="T4" style:family="text">
      <style:text-properties officeooo:rsid="010a8e75"/>
    </style:style>
    <style:style style:name="T5" style:family="text">
      <style:text-properties officeooo:rsid="010c6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435231506496">
          <table:table-cell table:style-name="Tableau1.A1" table:number-columns-spanned="4" office:value-type="string">
            <text:p text:style-name="P8">Activité <text:span text:style-name="T1">5 : S’entraîner à schématiser</text:span></text:p>
          </table:table-cell>
          <table:covered-table-cell/>
          <table:covered-table-cell/>
          <table:covered-table-cell/>
        </table:table-row>
        <table:table-row table:style-name="TableLine94435232098176">
          <table:table-cell table:style-name="Tableau1.A2" table:number-columns-spanned="2" office:value-type="string">
            <text:p text:style-name="P3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4435231850016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2">Par groupe : pile, moteur, <text:span text:style-name="T3">de quoi construire </text:span><text:span text:style-name="T2">un </text:span>interrupteur, <text:span text:style-name="T4">une DEL, </text:span><text:span text:style-name="T5">minimum 2 </text:span><text:span text:style-name="T4">fils.</text:span></text:p>
          </table:table-cell>
          <table:covered-table-cell/>
          <table:covered-table-cell/>
          <table:covered-table-cell/>
        </table:table-row>
        <table:table-row table:style-name="TableLine94435232145808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435232146912">
          <table:table-cell table:style-name="Tableau1.A6" office:value-type="string">
            <text:p text:style-name="P13">Déroulement</text:p>
          </table:table-cell>
          <table:table-cell table:style-name="Tableau1.B6" table:number-columns-spanned="2" office:value-type="string">
            <text:p text:style-name="P13">Modalité</text:p>
          </table:table-cell>
          <table:covered-table-cell/>
          <table:table-cell table:style-name="Tableau1.D6" office:value-type="string">
            <text:p text:style-name="P13">Temps</text:p>
          </table:table-cell>
        </table:table-row>
        <table:table-row table:style-name="TableLine94435232149344">
          <table:table-cell table:style-name="Tableau1.A7" office:value-type="string">
            <text:p text:style-name="P10"/>
          </table:table-cell>
          <table:table-cell table:style-name="Tableau1.B7" table:number-columns-spanned="2" office:value-type="string">
            <text:p text:style-name="P14"/>
          </table:table-cell>
          <table:covered-table-cell/>
          <table:table-cell table:style-name="Tableau1.D7" office:value-type="string">
            <text:p text:style-name="P15"/>
          </table:table-cell>
        </table:table-row>
        <table:table-row table:style-name="TableLine94435232152000">
          <table:table-cell table:style-name="Tableau1.A9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94435232153424">
          <table:table-cell table:style-name="Tableau1.A9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435232154048">
          <table:table-cell table:style-name="Tableau1.A15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94435232155552">
          <table:table-cell table:style-name="Tableau1.A1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Line94435232156144">
          <table:table-cell table:style-name="Tableau1.A15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Line94435232157120">
          <table:table-cell table:style-name="Tableau1.A15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94435232157824">
          <table:table-cell table:style-name="Tableau1.A15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Line94435232158528">
          <table:table-cell table:style-name="Tableau1.A15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94435232159232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435232159936">
          <table:table-cell table:style-name="Tableau1.A17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4435232161472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435232162176">
          <table:table-cell table:style-name="Tableau1.A19" table:number-columns-spanned="4" office:value-type="string">
            <text:p text:style-name="P24">— Le moteur est un récepteur, il se met en mouvement lorsqu’un</text:p>
            <text:p text:style-name="P24">courant le traverse.</text:p>
            <text:p text:style-name="P24">— Le principe de fonctionnement de l’interrupteur est d’ouvrir le</text:p>
            <text:p text:style-name="P24">circuit : il n’y a alors plus de boucle de courant et donc le circuit</text:p>
            <text:p text:style-name="P24">ne fonctionne plus.</text:p>
            <text:p text:style-name="P24">— La D.E.L ne fonctionne pas comme une lampe, dans certaines</text:p>
            <text:p text:style-name="P24">situations elle émet de la lumière mais dans certains circuit où</text:p>
            <text:p text:style-name="P24">une lampe brillerait, la D.E.L ne brille pas.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3M26S</meta:editing-duration>
    <meta:editing-cycles>160</meta:editing-cycles>
    <meta:generator>LibreOffice/7.2.1.2$Linux_X86_64 LibreOffice_project/20$Build-2</meta:generator>
    <meta:creation-date>2021-02-11T10:59:54.903285377</meta:creation-date>
    <meta:initial-creator>J Cercy</meta:initial-creator>
    <dc:date>2021-10-10T22:48:27.430495700</dc:date>
    <meta:document-statistic meta:table-count="1" meta:image-count="0" meta:object-count="0" meta:page-count="1" meta:paragraph-count="19" meta:word-count="106" meta:character-count="622" meta:non-whitespace-character-count="532"/>
  </office:meta>
</office:document-meta>
</file>